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10b41305" style:font-size-asian="12pt" style:font-size-complex="12pt"/>
    </style:style>
    <style:style style:name="P20" style:family="paragraph" style:parent-style-name="Footnote">
      <style:text-properties style:font-name="Liberation Sans" officeooo:rsid="043ccc66" officeooo:paragraph-rsid="0e849f1d"/>
    </style:style>
    <style:style style:name="P21" style:family="paragraph" style:parent-style-name="Footnote">
      <style:text-properties style:font-name="Liberation Sans" officeooo:paragraph-rsid="10491e89"/>
    </style:style>
    <style:style style:name="P22" style:family="paragraph" style:parent-style-name="Footnote">
      <style:text-properties style:font-name="Liberation Sans" officeooo:paragraph-rsid="10ad91e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officeooo:paragraph-rsid="10925ad5"/>
    </style:style>
    <style:style style:name="P86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53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54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style:font-size-asian="12pt" style:font-size-complex="12pt"/>
    </style:style>
    <style:style style:name="T18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8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style:use-window-font-color="true" loext:opacity="0%" style:font-name="Liberation Sans" officeooo:rsid="047da547"/>
    </style:style>
    <style:style style:name="T19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style:font-size-asian="12pt" style:font-size-complex="12pt"/>
    </style:style>
    <style:style style:name="T225" style:family="text">
      <style:text-properties style:use-window-font-color="true" loext:opacity="0%" style:font-name="Liberation Sans" officeooo:rsid="0efd8e5c"/>
    </style:style>
    <style:style style:name="T22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officeooo:rsid="04473353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1" style:family="text">
      <style:text-properties fo:font-size="10pt" officeooo:rsid="04473353" style:font-size-asian="10pt" style:font-size-complex="10pt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6" style:family="text">
      <style:text-properties officeooo:rsid="0f0ca65a"/>
    </style:style>
    <style:style style:name="T237" style:family="text">
      <style:text-properties officeooo:rsid="0aace3cd"/>
    </style:style>
    <style:style style:name="T238" style:family="text">
      <style:text-properties officeooo:rsid="0f95a7a0"/>
    </style:style>
    <style:style style:name="T239" style:family="text">
      <style:text-properties officeooo:rsid="0f8f58bd"/>
    </style:style>
    <style:style style:name="T240" style:family="text">
      <style:text-properties style:font-name="Ubuntu1" fo:font-size="10pt" officeooo:rsid="04473353" style:font-size-asian="10pt" style:font-size-complex="10pt"/>
    </style:style>
    <style:style style:name="T241" style:family="text">
      <style:text-properties style:text-underline-style="none"/>
    </style:style>
    <style:style style:name="T242" style:family="text">
      <style:text-properties officeooo:rsid="108e61e7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officeooo:rsid="0ffa97b0"/>
    </style:style>
    <style:style style:name="T263" style:family="text">
      <style:text-properties style:text-underline-style="solid" style:text-underline-width="auto" style:text-underline-color="font-color"/>
    </style:style>
    <style:style style:name="T264" style:family="text">
      <style:text-properties style:text-underline-style="solid" style:text-underline-width="auto" style:text-underline-color="font-color" officeooo:rsid="0feb9a5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T147">C</text:span><text:span text:style-name="T146">hecklist voor </text:span><text:span text:style-name="T148">de installatie</text:span><text:span text:style-name="T146"> van </text:span><text:span text:style-name="T146"><text:user-field-get text:name="Distro">Debian</text:user-field-get></text:span><text:span text:style-name="T149"><text:s/></text:span><text:span text:style-name="T149"><text:user-field-get text:name="Version">12</text:user-field-get></text:span><text:span text:style-name="T150"><text:note text:id="ftn1" text:note-class="footnote"><text:note-citation>1</text:note-citation><text:note-body><text:p text:style-name="P22"><text:span text:style-name="T249">D</text:span><text:span text:style-name="T250">eze </text:span><text:span text:style-name="Strong_20_Emphasis"><text:span text:style-name="T259"><text:user-field-get text:name="Distro">Debian</text:user-field-get></text:span></text:span><text:span text:style-name="T251"><text:s/></text:span><text:span text:style-name="T258"><text:user-field-get text:name="Version">12</text:user-field-get></text:span><text:span text:style-name="T258"><text:s/></text:span><text:span text:style-name="Strong_20_Emphasis"><text:span text:style-name="T260"><text:user-field-get text:name="Edition">Server</text:user-field-get></text:span></text:span><text:span text:style-name="T250"><text:s/>(codenaam </text:span><text:span text:style-name="T252">bookworm</text:span><text:span text:style-name="T250">) van </text:span><text:span text:style-name="T253">juni</text:span><text:span text:style-name="T254"> </text:span><text:span text:style-name="Strong_20_Emphasis"><text:span text:style-name="T261"><text:user-field-get text:name="Releaseyear">2023</text:user-field-get></text:span></text:span><text:span text:style-name="T255"><text:s/></text:span><text:span text:style-name="T249">is een zogenaamde </text:span><text:span text:style-name="T250">LTS-</text:span><text:span text:style-name="T249">versie</text:span><text:span text:style-name="T250"> </text:span><text:span text:style-name="T249">(</text:span><text:span text:style-name="T250">staat voor Long-Term Support, </text:span><text:span text:style-name="T256">langetermijnondersteuning</text:span><text:span text:style-name="T249">)</text:span><text:span text:style-name="T256"> </text:span><text:span text:style-name="T257">en</text:span><text:span text:style-name="T255"> </text:span><text:span text:style-name="T250">wordt gedurende 5 jaar ondersteund tot </text:span><text:span text:style-name="T253">juni</text:span><text:span text:style-name="T250"> 202</text:span><text:span text:style-name="T253">8</text:span><text:span text:style-name="T250">.</text:span></text:p></text:note-body></text:note></text:span><text:span text:style-name="T151"><text:s/></text:span><text:span text:style-name="T151"><text:user-field-get text:name="Edition">Server</text:user-field-get></text:span><text:span text:style-name="T189">.</text:span></text:p>
      <text:p text:style-name="P34"/>
      <text:p text:style-name="P34">Dit is een invulbare PDF, afdrukken is niet noodzakelijk.</text:p>
      <text:p text:style-name="P35"/>
      <text:p text:style-name="P33"><text:span text:style-name="T15">Vul </text:span><text:span text:style-name="T16">achter</text:span><text:span text:style-name="T13"> de </text:span><text:span text:style-name="Definition"><text:span text:style-name="T236">ONDERSTREEPTE</text:span></text:span><text:span text:style-name="T1"> </text:span><text:span text:style-name="T14">woorden</text:span><text:span text:style-name="T13"> het</text:span><text:span text:style-name="Strong_20_Emphasis"><text:span text:style-name="T235"> </text:span></text:span><text:span text:style-name="Strong_20_Emphasis"><text:span text:style-name="T234">tekstvak</text:span></text:span><text:span text:style-name="T14"> </text:span><text:span text:style-name="T15">in,</text:span><text:span text:style-name="T14"> </text:span><text:span text:style-name="T190">zie </text:span><text:span text:style-name="T225">[</text:span><text:span text:style-name="T190">toelichting</text:span><text:span text:style-name="T225">]</text:span><text:span text:style-name="T14">:</text:span></text:p>
      <text:p text:style-name="P25"><text:span text:style-name="Definition"><text:span text:style-name="T18">GEBRUIKER</text:span></text:span><text:span text:style-name="T198"><text:tab/><text:tab/></text:span><text:span text:style-name="T224"> <text:tab/><text:tab/></text:span><text:span text:style-name="T199"><draw:control text:anchor-type="as-char" svg:y="-0.4cm" draw:z-index="18" draw:name="Gebruiker 3" draw:style-name="gr2" draw:text-style-name="P96" svg:width="6.4cm" svg:height="0.6cm" draw:control="control17"><svg:title>Gebruiker</svg:title><svg:desc>Volledige naam, bijv. Jan Stek</svg:desc></draw:control></text:span><text:span text:style-name="T199"><text:tab/> <text:s text:c="2"/></text:span><text:span text:style-name="T200">[</text:span><text:span text:style-name="T201">V</text:span><text:span text:style-name="T193">olledige naam, bijv. </text:span><text:span text:style-name="T195">J</text:span><text:span text:style-name="T222">a</text:span><text:span text:style-name="T195">n </text:span><text:span text:style-name="T222">Jansen</text:span><text:span text:style-name="T223">]</text:span></text:p>
      <text:p text:style-name="P84"><text:span text:style-name="Definition"><text:span text:style-name="T192">g</text:span></text:span><text:span text:style-name="Definition">ebruikersnaam</text:span><text:span text:style-name="Definition"><text:span text:style-name="T241"><text:tab/></text:span></text:span><text:span text:style-name="T191"><draw:control text:anchor-type="as-char" svg:y="-0.4cm" draw:z-index="19" draw:name="Gberuikersnaam 3" draw:style-name="gr2" draw:text-style-name="P96" svg:width="6.4cm" svg:height="0.6cm" draw:control="control18"><svg:title>Gebruikersnaam</svg:title><svg:desc>Korte naam, bijv. jan</svg:desc></draw:control></text:span><text:span text:style-name="T191"><text:tab/> <text:s text:c="2"/></text:span><text:span text:style-name="T5">[</text:span><text:span text:style-name="T6">K</text:span><text:span text:style-name="T4">orte naam, bijv. </text:span><text:span text:style-name="T173">j</text:span><text:span text:style-name="T174">a</text:span><text:span text:style-name="T173">n</text:span><text:span text:style-name="T175">]</text:span></text:p>
      <text:p text:style-name="P25"><text:span text:style-name="Definition"><text:span text:style-name="T242">server</text:span></text:span><text:span text:style-name="Definition">NAAM</text:span><text:span text:style-name="T202"><text:tab/><text:tab/><text:tab/></text:span><draw:control text:anchor-type="as-char" svg:y="-0.4cm" draw:z-index="20" draw:name="Computernaam 2" draw:style-name="gr2" draw:text-style-name="P96" svg:width="6.4cm" svg:height="0.6cm" draw:control="control19"><svg:title>Computernaam</svg:title><svg:desc>Unieke naam van de computer</svg:desc></draw:control><text:tab/> <text:s text:c="2"/><text:span text:style-name="T205">[</text:span><text:span text:style-name="T206">N</text:span><text:span text:style-name="T203">aam van de </text:span><text:span text:style-name="T209">serv</text:span><text:span text:style-name="T203">e</text:span><text:span text:style-name="T204">r, </text:span><text:span text:style-name="T207">bijv. </text:span><text:span text:style-name="T209">sv</text:span><text:span text:style-name="T208">02</text:span><text:span text:style-name="T205">]</text:span></text:p>
      <text:p text:style-name="P25"><text:span text:style-name="Definition"><text:span text:style-name="T211">GEBRUIKER</text:span></text:span><text:span text:style-name="Definition"><text:span text:style-name="T221"><text:tab/></text:span></text:span><text:span text:style-name="T210"><text:tab/></text:span><text:span text:style-name="T224"> <text:tab/><text:tab/></text:span><text:span text:style-name="T199"><draw:control text:anchor-type="as-char" svg:y="-0.4cm" draw:z-index="21" draw:name="Gebruiker 4" draw:style-name="gr2" draw:text-style-name="P96" svg:width="6.4cm" svg:height="0.6cm" draw:control="control20"><svg:title>Gebruiker</svg:title><svg:desc>Volledige naam, bijv. Jan Stek</svg:desc></draw:control></text:span><text:span text:style-name="T199"><text:tab/> <text:s text:c="2"/></text:span><text:span text:style-name="T200">[</text:span><text:span text:style-name="T201">V</text:span><text:span text:style-name="T193">olledige naam </text:span><text:span text:style-name="T196">evt. 2</text:span><text:span text:style-name="T226">e</text:span><text:span text:style-name="T194"> gebruiker</text:span><text:span text:style-name="T197">]</text:span></text:p>
      <text:p text:style-name="P84"><text:span text:style-name="Definition"><text:span text:style-name="T211">GEBRUIKERSN</text:span></text:span><text:span text:style-name="Definition"><text:span text:style-name="T212">aa</text:span></text:span><text:span text:style-name="Definition"><text:span text:style-name="T211">M</text:span></text:span><text:span text:style-name="Definition"><text:span text:style-name="T221"><text:tab/></text:span></text:span><text:span text:style-name="T191"><draw:control text:anchor-type="as-char" svg:y="-0.4cm" draw:z-index="22" draw:name="Gberuikersnaam 4" draw:style-name="gr2" draw:text-style-name="P96" svg:width="6.4cm" svg:height="0.6cm" draw:control="control21"><svg:title>Gebruikersnaam</svg:title><svg:desc>Korte naam, bijv. jan</svg:desc></draw:control></text:span><text:span text:style-name="T191"><text:tab/> <text:s text:c="2"/></text:span><text:span text:style-name="T214">[</text:span><text:span text:style-name="T215">K</text:span><text:span text:style-name="T213">orte naam</text:span><text:span text:style-name="T216"> </text:span><text:span text:style-name="T217">e</text:span><text:span text:style-name="T218">vt. 2</text:span><text:span text:style-name="T227">e</text:span><text:span text:style-name="T218"> </text:span><text:span text:style-name="T219">gebruiker</text:span><text:span text:style-name="T220">]</text:span></text:p>
      <text:p text:style-name="P24"><text:span text:style-name="T155">Vervang </text:span><text:span text:style-name="T158">de</text:span><text:span text:style-name="T155"> </text:span><text:span text:style-name="Definition"><text:span text:style-name="T19">ONDERSTREEPTE</text:span></text:span><text:span text:style-name="T155"> </text:span><text:span text:style-name="T156">woorden </text:span><text:span text:style-name="T155">in deze checklist door </text:span><text:span text:style-name="T158">d</text:span><text:span text:style-name="T160">i</text:span><text:span text:style-name="T158">e </text:span><text:span text:style-name="T159">in </text:span><text:span text:style-name="T160">het</text:span><text:span text:style-name="Strong_20_Emphasis"><text:span text:style-name="T43"> </text:span></text:span><text:span text:style-name="Strong_20_Emphasis"><text:span text:style-name="T56">tekstvak</text:span></text:span><text:span text:style-name="T155">.</text:span></text:p>
      <text:p text:style-name="P27"/>
      <text:p text:style-name="P27"/>
      <text:p text:style-name="P26"><text:span text:style-name="T171">Nog niet op Linux?</text:span><text:span text:style-name="T162"><text:tab/></text:span><text:span text:style-name="Strong_20_Emphasis"><text:span text:style-name="T64"><draw:control text:anchor-type="as-char" draw:z-index="23" draw:name="Vorm 3" draw:style-name="gr1" draw:text-style-name="P95" svg:width="0.35cm" svg:height="0.35cm" draw:control="control22"/></text:span></text:span><text:span text:style-name="T165"><text:tab/></text:span><text:span text:style-name="T166">G</text:span><text:span text:style-name="T163">ebruik </text:span><text:span text:style-name="Strong_20_Emphasis"><text:span text:style-name="T176">Checklist </text:span></text:span><text:span text:style-name="Strong_20_Emphasis"><text:span text:style-name="T177">overzetten</text:span></text:span><text:span text:style-name="T163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4"> onder </text:span><text:span text:style-name="T172">Linux</text:span><text:span text:style-name="T157">.</text:span></text:p>
      <text:p text:style-name="P26"><text:span text:style-name="T169">Nieuwe installatie?</text:span><text:span text:style-name="T157"><text:tab/></text:span><text:span text:style-name="Strong_20_Emphasis"><text:span text:style-name="T64"><draw:control text:anchor-type="as-char" draw:z-index="24" draw:name="Vorm 4" draw:style-name="gr1" draw:text-style-name="P95" svg:width="0.35cm" svg:height="0.35cm" draw:control="control23"/></text:span></text:span><text:span text:style-name="T167"><text:tab/></text:span><text:span text:style-name="T166">B</text:span><text:span text:style-name="T157">egin bij hoofdstuk </text:span><text:span text:style-name="T169"><text:bookmark-ref text:reference-format="page" text:ref-name="__RefNumPara__4009_1271708128">2</text:bookmark-ref></text:span><text:span text:style-name="T169"><text:s text:c="2"/></text:span><text:span text:style-name="T170"><text:bookmark-ref text:reference-format="text" text:ref-name="__RefNumPara__4009_1271708128">Installatie uitvoeren</text:bookmark-ref></text:span><text:span text:style-name="T161">.</text:span></text:p>
      <text:p text:style-name="P23"><text:span text:style-name="Strong_20_Emphasis"><text:span text:style-name="T168"/></text:span></text:p>
      <text:p text:style-name="P23"><text:span text:style-name="Strong_20_Emphasis"><text:span text:style-name="T168"/></text:span></text:p>
      <text:list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3" draw:name="Vorm 2" draw:style-name="gr1" draw:text-style-name="P9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9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0"><text:note text:id="ftn2" text:note-class="footnote"><text:note-citation>2</text:note-citation><text:note-body><text:p text:style-name="P20"><text:span text:style-name="T133">E</text:span><text:span text:style-name="T134">v</text:span><text:span text:style-name="T135">en</text:span><text:span text:style-name="T137">t</text:span><text:span text:style-name="T138">uele </text:span><text:span text:style-name="T139">extra </text:span><text:span text:style-name="Definition"><text:span text:style-name="T230">gebruiker</text:span></text:span><text:span text:style-name="T139">s aanmelden </text:span><text:span text:style-name="T140">en dezelfde stappen uitvoeren</text:span><text:span text:style-name="T136">.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8" draw:name="Vorm4" draw:style-name="gr1" draw:text-style-name="P9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39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5"> </text:span></text:span><text:span text:style-name="Strong_20_Emphasis"><text:span text:style-name="T62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44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3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4" draw:name="Vorm 6" draw:style-name="gr1" draw:text-style-name="P9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2">Bereid de installatie voor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2">kz </text:span></text:span><text:span text:style-name="User_20_Entry"><text:span text:style-name="T23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0">Selecteer</text:span></text:span><text:span text:style-name="Strong_20_Emphasis"><text:span text:style-name="T47"> </text:span></text:span><text:span text:style-name="Strong_20_Emphasis"><text:span text:style-name="T81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1"/>
      <text:list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4"><draw:control text:anchor-type="as-char" draw:z-index="4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84">Start de computer op vanaf</text:span><text:span text:style-name="T184"><text:note text:id="ftn4" text:note-class="footnote"><text:note-citation>1</text:note-citation><text:note-body><text:p text:style-name="P83"><text:span text:style-name="T125">B</text:span><text:span text:style-name="T126">ootmenu/</text:span><text:span text:style-name="T125">S</text:span><text:span text:style-name="T126">etup</text:span><text:span text:style-name="T124"> via </text:span><text:span text:style-name="T122">é</text:span><text:span text:style-name="T123">é</text:span><text:span text:style-name="T125">n van de </text:span><text:span text:style-name="Definition"><text:span text:style-name="T127">Veelgebruikte toetsen:</text:span></text:span><text:span text:style-name="Definition"><text:span text:style-name="T128"> </text:span></text:span><text:span text:style-name="User_20_Entry"><text:span text:style-name="T145">Esc</text:span></text:span><text:span text:style-name="User_20_Entry"><text:span text:style-name="T131">,</text:span></text:span><text:span text:style-name="Definition"><text:span text:style-name="T128"> </text:span></text:span><text:span text:style-name="User_20_Entry"><text:span text:style-name="T145">Delete</text:span></text:span><text:span text:style-name="User_20_Entry"><text:span text:style-name="T132">,</text:span></text:span><text:span text:style-name="Definition"><text:span text:style-name="T128"> </text:span></text:span><text:span text:style-name="User_20_Entry"><text:span text:style-name="T145">F1</text:span></text:span><text:span text:style-name="User_20_Entry"><text:span text:style-name="T132">,</text:span></text:span><text:span text:style-name="Definition"><text:span text:style-name="T128"> </text:span></text:span><text:span text:style-name="User_20_Entry"><text:span text:style-name="T145">F2</text:span></text:span><text:span text:style-name="User_20_Entry"><text:span text:style-name="T132">,</text:span></text:span><text:span text:style-name="Definition"><text:span text:style-name="T128"> </text:span></text:span><text:span text:style-name="User_20_Entry"><text:span text:style-name="T145">F9</text:span></text:span><text:span text:style-name="User_20_Entry"><text:span text:style-name="T132">,</text:span></text:span><text:span text:style-name="Definition"><text:span text:style-name="T128"> </text:span></text:span><text:span text:style-name="User_20_Entry"><text:span text:style-name="T145">F10</text:span></text:span><text:span text:style-name="User_20_Entry"><text:span text:style-name="T132">,</text:span></text:span><text:span text:style-name="Definition"><text:span text:style-name="T128"> </text:span></text:span><text:span text:style-name="User_20_Entry"><text:span text:style-name="T145">F11</text:span></text:span><text:span text:style-name="User_20_Entry"><text:span text:style-name="T132">,</text:span></text:span><text:span text:style-name="Definition"><text:span text:style-name="T128"> </text:span></text:span><text:span text:style-name="Definition"><text:span text:style-name="T129">o</text:span></text:span><text:span text:style-name="Definition"><text:span text:style-name="T130">f</text:span></text:span><text:span text:style-name="Definition"><text:span text:style-name="T128"> </text:span></text:span><text:span text:style-name="User_20_Entry"><text:span text:style-name="T145">F12</text:span></text:span><text:span text:style-name="User_20_Entry"><text:span text:style-name="T132">.</text:span></text:span></text:p></text:note-body></text:note></text:span><text:span text:style-name="T184"> </text:span><text:span text:style-name="T185">een 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Strong_20_Emphasis"><text:span text:style-name="T179"><text:s/>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Strong_20_Emphasis"><text:span text:style-name="T183">Live</text:span></text:span><text:span text:style-name="T90"><text:note text:id="ftn5" text:note-class="footnote"><text:note-citation>2</text:note-citation><text:note-body><text:p text:style-name="P21"><text:span text:style-name="T228">Vanaf een </text:span><text:span text:style-name="T238">L</text:span><text:span text:style-name="T228">ive </text:span><text:span text:style-name="T239">USB</text:span><text:span text:style-name="T237">-stick</text:span><text:span text:style-name="T240"> </text:span><text:span text:style-name="T228">kunt u opstarten en </text:span><text:span text:style-name="T231">met </text:span><text:span text:style-name="Strong_20_Emphasis"><text:span text:style-name="T186"><text:user-field-get text:name="Distro">Debian</text:user-field-get></text:span></text:span><text:span text:style-name="Strong_20_Emphasis"><text:span text:style-name="T186"><text:s/></text:span></text:span><text:span text:style-name="T228">werken zonder enige bestanden op de harde schijf te wijzigen en maakt ook installatie van </text:span><text:span text:style-name="Strong_20_Emphasis"><text:span text:style-name="T186"><text:user-field-get text:name="Distro">Debian</text:user-field-get></text:span></text:span><text:span text:style-name="Strong_20_Emphasis"><text:span text:style-name="T186"><text:s/></text:span></text:span><text:span text:style-name="T228">mogelijk.</text:span></text:p></text:note-body></text:note></text:span><text:span text:style-name="T89"> </text:span><text:span text:style-name="T93">USB</text:span><text:span text:style-name="T91">-stick</text:span><text:span text:style-name="T91"><text:note text:id="ftn6" text:note-class="footnote"><text:note-citation>3</text:note-citation><text:note-body><text:p text:style-name="P82"><text:span text:style-name="Strong_20_Emphasis"><text:span text:style-name="T110">Maak een opstartbare USB-stick</text:span></text:span><text:span text:style-name="Strong_20_Emphasis"><text:span text:style-name="T106">:<text:line-break/></text:span></text:span><text:span text:style-name="Strong_20_Emphasis"><text:span text:style-name="T103">D</text:span></text:span><text:span text:style-name="Strong_20_Emphasis"><text:span text:style-name="T96">ow</text:span></text:span><text:span text:style-name="Strong_20_Emphasis"><text:span text:style-name="T97">nload </text:span></text:span><text:span text:style-name="Strong_20_Emphasis"><text:span text:style-name="T94">e</text:span></text:span><text:span text:style-name="Strong_20_Emphasis"><text:span text:style-name="T98">e</text:span></text:span><text:span text:style-name="Strong_20_Emphasis"><text:span text:style-name="T99">n</text:span></text:span><text:span text:style-name="Strong_20_Emphasis"><text:span text:style-name="T121"> </text:span></text:span><text:span text:style-name="Strong_20_Emphasis"><text:span text:style-name="T142">CD</text:span></text:span><text:span text:style-name="Strong_20_Emphasis"><text:span text:style-name="T141">-beeldbestand</text:span></text:span><text:span text:style-name="Strong_20_Emphasis"><text:span text:style-name="T97"> </text:span></text:span><text:span text:style-name="Strong_20_Emphasis"><text:span text:style-name="T104">(.iso) </text:span></text:span><text:span text:style-name="Strong_20_Emphasis"><text:span text:style-name="T100">v</text:span></text:span><text:span text:style-name="Strong_20_Emphasis"><text:span text:style-name="T101">anaf</text:span></text:span><text:span text:style-name="Strong_20_Emphasis"><text:span text:style-name="T102"> </text:span></text:span><text:a xlink:type="simple" xlink:href="https://www.debian.org/" text:style-name="Internet_20_link" text:visited-style-name="Visited_20_Internet_20_Link"><text:span text:style-name="Strong_20_Emphasis"><text:span text:style-name="T232">debian.org</text:span></text:span></text:a><text:span text:style-name="Strong_20_Emphasis"><text:span text:style-name="T102">, </text:span></text:span><text:span text:style-name="Strong_20_Emphasis"><text:span text:style-name="T105">klik </text:span></text:span><text:span text:style-name="Strong_20_Emphasis"><text:span text:style-name="T108">achtereenvolgens op </text:span></text:span><text:span text:style-name="Strong_20_Emphasis"><text:span text:style-name="T113">Other downloads</text:span></text:span><text:span text:style-name="Strong_20_Emphasis"><text:span text:style-name="T108"> (onder Download) &gt; </text:span></text:span><text:span text:style-name="Strong_20_Emphasis"><text:span text:style-name="T113">Other live ISO</text:span></text:span><text:span text:style-name="Strong_20_Emphasis"><text:span text:style-name="T108"> (onder Try </text:span></text:span><text:span text:style-name="Strong_20_Emphasis"><text:span text:style-name="T108"><text:user-field-get text:name="Distro">Debian</text:user-field-get></text:span></text:span><text:span text:style-name="Strong_20_Emphasis"><text:span text:style-name="T108"><text:s/></text:span></text:span><text:span text:style-name="Strong_20_Emphasis"><text:span text:style-name="T109">live before installing) &gt; <text:line-break/></text:span></text:span><text:span text:style-name="Strong_20_Emphasis"><text:span text:style-name="T112">debian-live-</text:span></text:span><text:span text:style-name="Strong_20_Emphasis"><text:span text:style-name="T112"><text:user-field-get text:name="Version">12</text:user-field-get></text:span></text:span><text:span text:style-name="Strong_20_Emphasis"><text:span text:style-name="T112">...-amd64-standard.iso</text:span></text:span><text:span text:style-name="Strong_20_Emphasis"><text:span text:style-name="T109">.</text:span></text:span><text:span text:style-name="Strong_20_Emphasis"><text:span text:style-name="T97"><text:line-break/></text:span></text:span><text:span text:style-name="Strong_20_Emphasis"><text:span text:style-name="T107">De volgende stappen staan beschreven in </text:span></text:span><text:span text:style-name="Strong_20_Emphasis"><text:span text:style-name="T111">Linux informatie</text:span></text:span><text:span text:style-name="Strong_20_Emphasis"><text:span text:style-name="T107">, te vinden op </text:span></text:span><text:a xlink:type="simple" xlink:href="https://karelzimmer.nl/" text:style-name="Internet_20_link" text:visited-style-name="Visited_20_Internet_20_Link"><text:span text:style-name="Strong_20_Emphasis"><text:span text:style-name="T233">karelzimmer.nl</text:span></text:span></text:a><text:span text:style-name="Strong_20_Emphasis"><text:span text:style-name="T107">, onder </text:span></text:span><text:span text:style-name="Strong_20_Emphasis"><text:span text:style-name="T111">Linux</text:span></text:span><text:span text:style-name="Strong_20_Emphasis"><text:span text:style-name="T107">.</text:span></text:span></text:p></text:note-body></text:note>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9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0">Selecteer</text:span></text:span><text:span text:style-name="Strong_20_Emphasis"><text:span text:style-name="T69"> </text:span></text:span><text:span text:style-name="Strong_20_Emphasis"><text:span text:style-name="T28">Start inst</text:span></text:span><text:span text:style-name="Strong_20_Emphasis"><text:span text:style-name="T29">a</text:span></text:span><text:span text:style-name="Strong_20_Emphasis"><text:span text:style-name="T28">ller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de </text:span></text:span><text:span text:style-name="Strong_20_Emphasis"><text:span text:style-name="T27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2" draw:name="Vorm13_ 1" draw:style-name="gr1" draw:text-style-name="P95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1">Bi</text:span></text:span><text:span text:style-name="Strong_20_Emphasis"><text:span text:style-name="T38">j</text:span></text:span><text:span text:style-name="Strong_20_Emphasis"><text:span text:style-name="T31"> </text:span></text:span><text:span text:style-name="Strong_20_Emphasis"><text:span text:style-name="T76">Select a language</text:span></text:span><text:span text:style-name="Strong_20_Emphasis"><text:span text:style-name="T3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38">K</text:span></text:span><text:span text:style-name="Strong_20_Emphasis"><text:span text:style-name="T31">ies </text:span></text:span><text:span text:style-name="Strong_20_Emphasis"><text:span text:style-name="T79">Dutch - </text:span></text:span><text:span text:style-name="Strong_20_Emphasis"><text:span text:style-name="T80">Nederlands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4"><draw:control text:anchor-type="as-char" draw:z-index="5" draw:name="Vorm13" draw:style-name="gr1" draw:text-style-name="P95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66">B</text:span></text:span><text:span text:style-name="Strong_20_Emphasis"><text:span text:style-name="T70">ij</text:span></text:span><text:span text:style-name="Strong_20_Emphasis"><text:span text:style-name="T66"> </text:span></text:span><text:span text:style-name="Strong_20_Emphasis"><text:span text:style-name="T72">Het netwerk configurere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7">C</text:span></text:span><text:span text:style-name="Strong_20_Emphasis"><text:span text:style-name="T74">omputer</text:span></text:span><text:span text:style-name="Strong_20_Emphasis"><text:span text:style-name="T77">naam</text:span></text:span><text:span text:style-name="Strong_20_Emphasis"><text:span text:style-name="T34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7" draw:name="Vorm 1" draw:style-name="gr1" draw:text-style-name="P95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0">Bij</text:span></text:span> <text:span text:style-name="T229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187">Stel geen </text:span><text:span text:style-name="T188">Root</text:span><text:span text:style-name="T187">-wachtwoord in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3">Wat is </text:span></text:span><text:span text:style-name="Strong_20_Emphasis"><text:span text:style-name="T77">de volledige </text:span></text:span><text:span text:style-name="Strong_20_Emphasis"><text:span text:style-name="T73">naam </text:span></text:span><text:span text:style-name="Strong_20_Emphasis"><text:span text:style-name="T77">van de nieuwe gebruiker</text:span></text:span><text:span text:style-name="Strong_20_Emphasis"><text:span text:style-name="T73">?</text:span></text:span><text:span text:style-name="Strong_20_Emphasis"><text:span text:style-name="T32"> </text:span></text:span><text:span text:style-name="Definition"><text:span text:style-name="T8">gebruik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3">W</text:span></text:span><text:span text:style-name="Strong_20_Emphasis"><text:span text:style-name="T78">at is de gebruikersnaam voor uw </text:span></text:span><text:span text:style-name="Strong_20_Emphasis"><text:span text:style-name="T73"><text:s/></text:span></text:span><text:span text:style-name="Strong_20_Emphasis"><text:span text:style-name="T78">account</text:span></text:span><text:span text:style-name="Strong_20_Emphasis"><text:span text:style-name="T73">?</text:span></text:span><text:span text:style-name="Strong_20_Emphasis"><text:span text:style-name="T33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7">Geef</text:span></text:span><text:span text:style-name="Strong_20_Emphasis"><text:span text:style-name="T32"> </text:span></text:span><text:span text:style-name="Strong_20_Emphasis"><text:span text:style-name="T35">tweemaal </text:span></text:span><text:span text:style-name="Strong_20_Emphasis"><text:span text:style-name="T37">een </text:span></text:span><text:span text:style-name="Strong_20_Emphasis"><text:span text:style-name="T75">wachtwoord</text:span></text:span><text:span text:style-name="Strong_20_Emphasis"><text:span text:style-name="T63">.</text:span></text:span></text:p>
          </table:table-cell>
        </table:table-row>
      </table:table>
      <text:p text:style-name="P40"><text:span text:style-name="Strong_20_Emphasis"><text:span text:style-name="T71"/></text:span></text:p>
      <text:list text:continue-numbering="true" text:style-name="L1">
        <text:list-item>
          <text:p text:style-name="P92"><text:span text:style-name="Strong_20_Emphasis"><text:span text:style-name="T83">Installatie </text:span></text:span><text:span text:style-name="Strong_20_Emphasis"><text:span text:style-name="T84">afronden</text:span></text:span></text:p>
        </text:list-item>
      </text:list>
      <text:p text:style-name="P41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4"><draw:control text:anchor-type="as-char" draw:z-index="6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6">Aanmelden als </text:span></text:span><text:span text:style-name="Definition"><text:span text:style-name="T8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4"><draw:control text:anchor-type="as-char" draw:z-index="9" draw:name="Vorm4_1" draw:style-name="gr1" draw:text-style-name="P95" svg:width="0.35cm" svg:height="0.35cm" draw:control="control8"/></text:span></text:span></text:p>
          </table:table-cell>
          <table:table-cell table:style-name="_33_._5f_Installatie_5f_afronden.C3" office:value-type="string">
            <text:p text:style-name="P85"><text:span text:style-name="Strong_20_Emphasis"><text:span text:style-name="T39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5"> </text:span></text:span><text:span text:style-name="Strong_20_Emphasis"><text:span text:style-name="T62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9"/></text:span></text:p>
          </table:table-cell>
          <table:table-cell table:style-name="_33_._5f_Installatie_5f_afronden.C4" office:value-type="string">
            <text:p text:style-name="P80"><text:span text:style-name="User_20_Entry"><text:span text:style-name="T14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81"><text:span text:style-name="User_20_Entry"><text:span text:style-name="T144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5">V</text:span>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4"><draw:control text:anchor-type="as-char" draw:z-index="7" draw:name="Vorm33" draw:style-name="gr1" draw:text-style-name="P95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9" office:value-type="string">
            <text:p text:style-name="P75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2">kz </text:span></text:span><text:span text:style-name="User_20_Entry"><text:span text:style-name="T23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9"/></text:span></text:p>
          </table:table-cell>
          <table:table-cell table:style-name="_33_._5f_Installatie_5f_afronden.C10" office:value-type="string">
            <text:p text:style-name="P78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82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1"><text:span text:style-name="Strong_20_Emphasis"><text:span text:style-name="T36"><text:tab/></text:span></text:span></text:p>
      <text:p text:style-name="P42"><text:span text:style-name="Strong_20_Emphasis"><text:span text:style-name="T47"><text:tab/></text:span></text:span></text:p>
      <text:list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4"><draw:control text:anchor-type="as-char" draw:z-index="10" draw:name="Vorm36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4"><draw:control text:anchor-type="as-char" draw:z-index="15" draw:name="Vorm36_ 1" draw:style-name="gr1" draw:text-style-name="P95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6">Aanmelden als </text:span></text:span><text:span text:style-name="Definition"><text:span text:style-name="T8">gebruiker</text:span></text:span><text:span text:style-name="Strong_20_Emphasis"><text:span text:style-name="T40"><text:note text:id="ftn8" text:note-class="footnote"><text:note-citation>1</text:note-citation><text:note-body><text:p text:style-name="P51"><text:span text:style-name="User_20_Entry"><text:span text:style-name="T95">E</text:span></text:span><text:span text:style-name="User_20_Entry"><text:span text:style-name="T114">v</text:span></text:span><text:span text:style-name="User_20_Entry"><text:span text:style-name="T115">en</text:span></text:span><text:span text:style-name="User_20_Entry"><text:span text:style-name="T117">t</text:span></text:span><text:span text:style-name="User_20_Entry"><text:span text:style-name="T118">uele </text:span></text:span><text:span text:style-name="User_20_Entry"><text:span text:style-name="T119">extra </text:span></text:span><text:span text:style-name="Definition"><text:span text:style-name="T230">gebruiker</text:span></text:span><text:span text:style-name="User_20_Entry"><text:span text:style-name="T119">s aanmelden </text:span></text:span><text:span text:style-name="User_20_Entry"><text:span text:style-name="T120">en dezelfde stappen uitvoeren</text:span></text:span><text:span text:style-name="User_20_Entry"><text:span text:style-name="T116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4"><draw:control text:anchor-type="as-char" draw:z-index="11" draw:name="Vorm36_2" draw:style-name="gr1" draw:text-style-name="P95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4"><draw:control text:anchor-type="as-char" draw:z-index="16" draw:name="Vorm36_ 2" draw:style-name="gr1" draw:text-style-name="P95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1">R</text:span></text:span><text:span text:style-name="Strong_20_Emphasis"><text:span text:style-name="T52">icht </text:span></text:span><text:span text:style-name="Strong_20_Emphasis"><text:span text:style-name="T53">de </text:span></text:span><text:span text:style-name="Strong_20_Emphasis"><text:span text:style-name="T57">gebruiker</text:span></text:span><text:span text:style-name="Strong_20_Emphasis"><text:span text:style-name="T52"> </text:span></text:span><text:span text:style-name="Strong_20_Emphasis"><text:span text:style-name="T54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2">kz </text:span></text:span><text:span text:style-name="User_20_Entry"><text:span text:style-name="T23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82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85">E</text:span><text:span text:style-name="T86">inde c</text:span><text:span text:style-name="T87">hecklist, </text:span><text:span text:style-name="T88">d</text:span><text:span text:style-name="T87">e</text:span><text:span text:style-name="T178"> installatie van </text:span><text:span text:style-name="T178"><text:user-field-get text:name="Distro">Debian</text:user-field-get></text:span><text:span text:style-name="T181"><text:s/></text:span><text:span text:style-name="T181"><text:user-field-get text:name="Version">12</text:user-field-get></text:span><text:span text:style-name="Strong_20_Emphasis"><text:span text:style-name="T179"><text:s/>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T178">is voltooid.</text:span></text:p>
      <text:p text:style-name="P32"/>
      <text:list text:style-name="L2">
        <text:list-header>
          <text:p text:style-name="P93"><text:span text:style-name="Emphasis"><text:span text:style-name="T24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5">Karel Zimmer</text:span></text:span></text:a><text:span text:style-name="Emphasis"><text:span text:style-name="T246">.</text:span></text:span></text:p>
          <text:p text:style-name="P94"><text:span text:style-name="Emphasis"><text:span text:style-name="T246">C</text:span></text:span><text:span text:style-name="Emphasis"><text:span text:style-name="T247">C0</text:span></text:span><text:span text:style-name="Emphasis"><text:span text:style-name="T246"> 1.0 </text:span></text:span><text:span text:style-name="Emphasis"><text:span text:style-name="T248">Universeel</text:span></text:span><text:span text:style-name="Emphasis"><text:span text:style-name="T246"> </text:span></text:span><text:span text:style-name="Emphasis"><text:span text:style-name="T24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3"><text:s/></text:span></text:span><text:span text:style-name="Emphasis"><text:span text:style-name="T24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3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5-15T09:24:14.300643154">15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5T09:24:14.153323088</dc:date>
    <meta:keyword>Installatie</meta:keyword>
    <meta:keyword>Checklist</meta:keyword>
    <meta:keyword>Linux</meta:keyword>
    <meta:editing-cycles>6988</meta:editing-cycles>
    <meta:editing-duration>P12DT11H25M20S</meta:editing-duration>
    <meta:print-date>2021-03-23T20:07:57.967210640</meta:print-date>
    <dc:creator>Karel Zimmer</dc:creator>
    <meta:document-statistic meta:table-count="4" meta:image-count="2" meta:object-count="0" meta:page-count="4" meta:paragraph-count="83" meta:word-count="456" meta:character-count="3212" meta:non-whitespace-character-count="2778"/>
    <meta:user-defined meta:name="Info 1"/>
    <meta:user-defined meta:name="Info 2"/>
    <meta:user-defined meta:name="Info 3"/>
    <meta:user-defined meta:name="Info 4"/>
  </office:meta>
</office:document-meta>
</file>